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Calculation Name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1"/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lculation Name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 calcext:value-type="string">
            <text:p>...</text:p>
          </table:table-cell>
          <table:table-cell table:number-columns-repeated="1023"/>
        </table:table-row>
        <table:table-row table:style-name="ro1" table:number-rows-repeated="7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. </number:text>
      <number:month number:textual="true"/>
      <number:text> </number:text>
      <number:year number:style="long"/>
    </number:date-style>
    <number:date-style style:name="N126">
      <number:day/>
      <number:text> </number:text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2:41:11.37736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</meta:initial-creator>
    <meta:creation-date>2015-04-18T12:40:50.899384430</meta:creation-date>
    <meta:generator>LibreOffice/4.2.8.2$Linux_X86_64 LibreOffice_project/420m0$Build-2</meta:generator>
    <dc:date>2016-03-16T12:47:19.054790141</dc:date>
    <dc:creator>camilo </dc:creator>
    <meta:editing-duration>PT6H54M18S</meta:editing-duration>
    <meta:editing-cycles>35</meta:editing-cycles>
    <meta:printed-by>camilo </meta:printed-by>
    <meta:print-date>2015-06-05T13:19:46.347484456</meta:print-date>
    <meta:document-statistic meta:table-count="1" meta:cell-count="11" meta:object-count="0"/>
  </office:meta>
</office:document-meta>
</file>